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fdade" officeooo:paragraph-rsid="00087411" style:font-size-asian="14pt" style:font-size-complex="14pt"/>
    </style:style>
    <style:style style:name="P2" style:family="paragraph" style:parent-style-name="Standard">
      <style:text-properties fo:font-size="14pt" officeooo:rsid="00087411" officeooo:paragraph-rsid="00087411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officeooo:paragraph-rsid="0011dcd7"/>
    </style:style>
    <style:style style:name="P4" style:family="paragraph" style:parent-style-name="Title">
      <style:text-properties fo:font-size="54pt" officeooo:paragraph-rsid="0011dcd7" style:font-size-asian="54pt" style:font-size-complex="54pt"/>
    </style:style>
    <style:style style:name="P5" style:family="paragraph" style:parent-style-name="Standard" style:list-style-name="L1">
      <style:text-properties officeooo:paragraph-rsid="0035d0d1"/>
    </style:style>
    <style:style style:name="P6" style:family="paragraph" style:parent-style-name="Standard" style:list-style-name="L1">
      <style:text-properties officeooo:paragraph-rsid="0039962d"/>
    </style:style>
    <style:style style:name="P7" style:family="paragraph" style:parent-style-name="Standard" style:list-style-name="L1">
      <style:text-properties fo:font-size="14pt" officeooo:rsid="0012f623" officeooo:paragraph-rsid="0015735c" style:font-size-asian="14pt" style:font-size-complex="14pt"/>
    </style:style>
    <style:style style:name="P8" style:family="paragraph" style:parent-style-name="Standard" style:list-style-name="L1">
      <style:text-properties fo:font-size="14pt" officeooo:rsid="003b1dbd" officeooo:paragraph-rsid="003b1dbd" style:font-size-asian="14pt" style:font-size-complex="14pt"/>
    </style:style>
    <style:style style:name="P9" style:family="paragraph" style:parent-style-name="Standard" style:list-style-name="L1">
      <style:text-properties fo:font-size="14pt" officeooo:rsid="00098e13" officeooo:paragraph-rsid="002c930e" style:font-size-asian="14pt" style:font-size-complex="14pt"/>
    </style:style>
    <style:style style:name="P10" style:family="paragraph" style:parent-style-name="Standard" style:list-style-name="L1">
      <style:text-properties fo:font-size="14pt" officeooo:rsid="00098e13" officeooo:paragraph-rsid="00276f20" style:font-size-asian="14pt" style:font-size-complex="14pt"/>
    </style:style>
    <style:style style:name="P11" style:family="paragraph" style:parent-style-name="Standard" style:list-style-name="L1">
      <style:text-properties fo:font-size="14pt" officeooo:rsid="00098e13" officeooo:paragraph-rsid="00286658" style:font-size-asian="14pt" style:font-size-complex="14pt"/>
    </style:style>
    <style:style style:name="P12" style:family="paragraph" style:parent-style-name="Standard" style:list-style-name="L1">
      <style:text-properties fo:font-size="14pt" officeooo:rsid="00098e13" officeooo:paragraph-rsid="00299e12" style:font-size-asian="14pt" style:font-size-complex="14pt"/>
    </style:style>
    <style:style style:name="P13" style:family="paragraph" style:parent-style-name="Standard" style:list-style-name="L1">
      <style:text-properties fo:font-size="14pt" officeooo:rsid="0035d0d1" officeooo:paragraph-rsid="0035d0d1" style:font-size-asian="14pt" style:font-size-complex="14pt"/>
    </style:style>
    <style:style style:name="P14" style:family="paragraph" style:parent-style-name="Standard" style:list-style-name="L1">
      <style:text-properties fo:font-size="14pt" officeooo:rsid="0039bb20" officeooo:paragraph-rsid="0039bb20" style:font-size-asian="14pt" style:font-size-complex="14pt"/>
    </style:style>
    <style:style style:name="P15" style:family="paragraph" style:parent-style-name="Standard" style:list-style-name="L1">
      <style:text-properties fo:font-size="14pt" officeooo:rsid="0024e120" officeooo:paragraph-rsid="0024e120" style:font-size-asian="14pt" style:font-size-complex="14pt"/>
    </style:style>
    <style:style style:name="P16" style:family="paragraph" style:parent-style-name="Standard" style:list-style-name="L1">
      <style:text-properties fo:font-size="14pt" officeooo:paragraph-rsid="00276f20" style:font-size-asian="14pt" style:font-size-complex="14pt"/>
    </style:style>
    <style:style style:name="P17" style:family="paragraph" style:parent-style-name="Standard" style:list-style-name="L1">
      <style:text-properties fo:font-size="14pt" officeooo:rsid="000b14df" officeooo:paragraph-rsid="00299e12" style:font-size-asian="14pt" style:font-size-complex="14pt"/>
    </style:style>
    <style:style style:name="P18" style:family="paragraph" style:parent-style-name="Standard" style:list-style-name="L1">
      <style:text-properties officeooo:rsid="0040fb67" officeooo:paragraph-rsid="0040fb67"/>
    </style:style>
    <style:style style:name="T1" style:family="text">
      <style:text-properties officeooo:rsid="000b14df"/>
    </style:style>
    <style:style style:name="T2" style:family="text">
      <style:text-properties style:text-position="super 58%" officeooo:rsid="001f1a27"/>
    </style:style>
    <style:style style:name="T3" style:family="text">
      <style:text-properties officeooo:rsid="00098e13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1dcd7" style:font-size-asian="14pt" style:font-size-complex="14pt"/>
    </style:style>
    <style:style style:name="T6" style:family="text">
      <style:text-properties fo:font-size="14pt" officeooo:rsid="0033e831" style:font-size-asian="14pt" style:font-size-complex="14pt"/>
    </style:style>
    <style:style style:name="T7" style:family="text">
      <style:text-properties fo:font-size="14pt" officeooo:rsid="0035d0d1" style:font-size-asian="14pt" style:font-size-complex="14pt"/>
    </style:style>
    <style:style style:name="T8" style:family="text">
      <style:text-properties fo:font-size="14pt" officeooo:rsid="003724d6" style:font-size-asian="14pt" style:font-size-complex="14pt"/>
    </style:style>
    <style:style style:name="T9" style:family="text">
      <style:text-properties fo:font-size="14pt" officeooo:rsid="003760d9" style:font-size-asian="14pt" style:font-size-complex="14pt"/>
    </style:style>
    <style:style style:name="T10" style:family="text">
      <style:text-properties fo:font-size="14pt" officeooo:rsid="0039962d" style:font-size-asian="14pt" style:font-size-complex="14pt"/>
    </style:style>
    <style:style style:name="T11" style:family="text">
      <style:text-properties fo:font-size="14pt" officeooo:rsid="003809e3" style:font-size-asian="14pt" style:font-size-complex="14pt"/>
    </style:style>
    <style:style style:name="T12" style:family="text">
      <style:text-properties officeooo:rsid="003d1b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ragen evaluaties</text:p>
      <text:p text:style-name="P3"><text:span text:style-name="T5">2019-12-1</text:span><text:span text:style-name="T6">2</text:span></text:p>
      <text:p text:style-name="P1"/>
      <text:p text:style-name="P2"/>
      <text:list xml:id="list2950473195" text:style-name="L1">
        <text:list-item>
          <text:p text:style-name="P7">Hoe was de eindpresentatie?</text:p>
        </text:list-item>
        <text:list-item>
          <text:p text:style-name="P8">Wat was jouw favoriete presentatie? <text:span text:style-name="T12">Waarom?</text:span></text:p>
        </text:list-item>
        <text:list-item>
          <text:p text:style-name="P9">Wat <text:span text:style-name="T1">is er </text:span>goed <text:span text:style-name="T1">aan de cursus</text:span>?</text:p>
        </text:list-item>
        <text:list-item>
          <text:p text:style-name="P5"><text:span text:style-name="T7">Wat doet j</text:span><text:span text:style-name="T8">ouw t</text:span><text:span text:style-name="T7">eam </text:span><text:span text:style-name="T8">goed</text:span><text:span text:style-name="T7">?</text:span></text:p>
        </text:list-item>
        <text:list-item>
          <text:p text:style-name="P13">Wat had jouw team beter kunnen doen?</text:p>
        </text:list-item>
        <text:list-item>
          <text:p text:style-name="P14">Welk team was volgens jou het best? Waarom?</text:p>
        </text:list-item>
        <text:list-item>
          <text:p text:style-name="P15">Hoe is Richel?</text:p>
        </text:list-item>
        <text:list-item>
          <text:p text:style-name="P10">Wat doet Richel goed?</text:p>
        </text:list-item>
        <text:list-item>
          <text:p text:style-name="P11">Wat zou Richel kunnen verbeteren?</text:p>
        </text:list-item>
        <text:list-item>
          <text:p text:style-name="P16"><text:span text:style-name="T3">Is er iets waarin Richel</text:span><text:span text:style-name="T2"> </text:span><text:span text:style-name="T3">strenger zou moeten zijn?</text:span></text:p>
        </text:list-item>
        <text:list-item>
          <text:p text:style-name="P12">Is er iets waarin Richel minder streng zou moeten zijn?</text:p>
        </text:list-item>
        <text:list-item>
          <text:p text:style-name="P17">Hoe zou de cursus verbeterd kunnen worden?</text:p>
        </text:list-item>
        <text:list-item>
          <text:p text:style-name="P6"><text:span text:style-name="T9">Richel wil een niet-team groep invoeren, de Nano’s, waarin iedereen begint. </text:span><text:span text:style-name="T10">De Nano’s </text:span><text:span text:style-name="T9">w</text:span><text:span text:style-name="T10">erken de Processing boekjes door</text:span><text:span text:style-name="T9">. </text:span><text:span text:style-name="T11">E</text:span><text:span text:style-name="T10">en Nano </text:span><text:span text:style-name="T11">moet </text:span><text:span text:style-name="T10">(1) een GitHub account hebben, (2) 3x op verschillende dagen inloggen, (3) </text:span><text:span text:style-name="T11">solliciteren bij een team om erbij te komen. Goed plan?</text:span></text:p>
        </text:list-item>
        <text:list-item>
          <text:p text:style-name="P18"><text:span text:style-name="T11">N</text:span><text:span text:style-name="T4">og andere dingen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7-12T13:37:14.384441076</meta:creation-date>
    <dc:date>2019-12-12T10:14:16.924200519</dc:date>
    <meta:editing-duration>PT30M56S</meta:editing-duration>
    <meta:editing-cycles>48</meta:editing-cycles>
    <meta:generator>LibreOffice/6.3.3.2$Linux_X86_64 LibreOffice_project/30$Build-2</meta:generator>
    <meta:document-statistic meta:table-count="0" meta:image-count="0" meta:object-count="0" meta:page-count="1" meta:paragraph-count="16" meta:word-count="138" meta:character-count="760" meta:non-whitespace-character-count="652"/>
  </office:meta>
</office:document-meta>
</file>